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P2"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P3"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P4"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5"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7" style:family="paragraph" style:parent-style-name="Standard">
      <style:paragraph-properties fo:text-align="justify" style:justify-single-word="false"/>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margin-left="1.27cm" fo:margin-right="0cm" fo:margin-top="0.423cm" fo:margin-bottom="0.423cm" style:contextual-spacing="false" fo:text-indent="0cm"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9" style:family="paragraph" style:parent-style-name="Standard">
      <style:paragraph-properties fo:margin-left="1.27cm" fo:margin-right="0cm" fo:margin-top="0.423cm" fo:margin-bottom="0cm" style:contextual-spacing="false" fo:text-align="justify" style:justify-single-word="false" fo:text-indent="0cm" style:auto-text-indent="false"/>
    </style:style>
    <style:style style:name="P10" style:family="paragraph" style:parent-style-name="Standard">
      <style:paragraph-properties fo:margin-top="0cm" fo:margin-bottom="0.282cm" style:contextual-spacing="false" fo:text-align="justify" style:justify-single-word="false" fo:break-before="page"/>
    </style:style>
    <style:style style:name="P1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font-name="Times New Roman" fo:font-size="12pt" style:font-name-asian="Times New Roman1" style:font-size-asian="12pt" style:font-name-complex="Times New Roman1" style:font-size-complex="12pt"/>
    </style:style>
    <style:style style:name="P12" style:family="paragraph" style:parent-style-name="Standard" style:master-page-name="Standard">
      <style:paragraph-properties fo:text-align="justify" style:justify-single-word="false" style:page-number="1"/>
      <style:text-properties style:font-name="Times New Roman" fo:font-size="14pt" fo:font-weight="bold" style:font-name-asian="Times New Roman1" style:font-size-asian="14pt" style:font-weight-asian="bold" style:font-name-complex="Times New Roman1" style:font-size-complex="14pt"/>
    </style:style>
    <style:style style:name="P13" style:family="paragraph" style:parent-style-name="Standard">
      <style:paragraph-properties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4"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15"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16"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7" style:family="paragraph" style:parent-style-name="Standard">
      <style:paragraph-properties fo:margin-left="1.27cm" fo:margin-right="0cm" fo:margin-top="0.423cm" fo:margin-bottom="0.423cm" style:contextual-spacing="false" fo:text-align="center"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18" style:family="paragraph" style:parent-style-name="Standard">
      <style:paragraph-properties fo:margin-left="1.27cm" fo:margin-right="0cm" fo:margin-top="0.423cm" fo:margin-bottom="0.423cm" style:contextual-spacing="false" fo:text-align="justify" style:justify-single-word="false" fo:text-indent="0cm"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19"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20" style:family="paragraph" style:parent-style-name="Standard">
      <style:paragraph-properties fo:margin-left="1.27cm" fo:margin-right="0cm" fo:margin-top="0.423cm" fo:margin-bottom="0.423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21"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22"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23"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24"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style:font-name-asian="Times New Roman1" style:font-size-asian="14pt" style:font-name-complex="Times New Roman1" style:font-size-complex="14pt"/>
    </style:style>
    <style:style style:name="P25" style:family="paragraph" style:parent-style-name="Standard">
      <style:paragraph-properties fo:margin-left="1.27cm" fo:margin-right="0cm" fo:margin-top="0.423cm" fo:margin-bottom="0.423cm" style:contextual-spacing="false" fo:text-indent="0cm"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26"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27" style:family="paragraph" style:parent-style-name="Standard">
      <style:paragraph-properties fo:margin-left="0.751cm" fo:margin-right="0cm" fo:text-align="justify" style:justify-single-word="false" fo:text-indent="0cm" style:auto-text-indent="false"/>
      <style:text-properties style:font-name="Times New Roman" fo:font-size="13pt" style:font-name-asian="Times New Roman1" style:font-size-asian="13pt" style:font-name-complex="Times New Roman1" style:font-size-complex="13pt"/>
    </style:style>
    <style:style style:name="P28" style:family="paragraph" style:parent-style-name="Standard">
      <style:paragraph-properties fo:margin-left="1.27cm" fo:margin-right="0cm" fo:text-align="justify" style:justify-single-word="false" fo:text-indent="0cm" style:auto-text-indent="false"/>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29"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30"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31" style:family="paragraph" style:parent-style-name="Standard">
      <style:paragraph-properties fo:margin-left="1.27cm" fo:margin-right="0cm" fo:margin-top="0.423cm" fo:margin-bottom="0cm" style:contextual-spacing="false" fo:text-align="center" style:justify-single-word="false" fo:text-indent="0cm" style:auto-text-indent="false"/>
      <style:text-properties style:font-name="Times New Roman" fo:font-size="13pt" fo:font-weight="bold" style:font-name-asian="Times New Roman1" style:font-size-asian="13pt" style:font-weight-asian="bold" style:font-name-complex="Times New Roman1" style:font-size-complex="13pt"/>
    </style:style>
    <style:style style:name="T1" style:family="text">
      <style:text-properties fo:color="#000000" loext:opacity="100%"/>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4pt" style:font-name-asian="Times New Roman1" style:font-size-asian="14pt" style:font-name-complex="Times New Roman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Experiment 1<text:tab/><text:tab/><text:tab/><text:tab/><text:tab/><text:tab/><text:tab/>Date: </text:p>
      <text:p text:style-name="P16">Advanced Use of GCC</text:p>
      <text:p text:style-name="P13">Aim:</text:p>
      <text:p text:style-name="P27">Create appropriate C program. Compile and generate output using gcc command and its important options-o, -c, -D, -l, -I, -g, -O, -save-temps, -pg</text:p>
      <text:p text:style-name="P18">About GCC Compiler</text:p>
      <text:p text:style-name="P20">GCC is a Linux-based c compiler released by the free software foundation which is usually operated via the command line. It often comes distributed freely with a Linux installation, so if you are running Unix or a Linux variant you will probably have it on your system. You can invoke gcc on a source code file simply by typing:-</text:p>
      <text:p text:style-name="P17">gcc filename</text:p>
      <text:p text:style-name="P20">The default executable output of gcc is "a.out", which can be run by typing"./a.out". It is also possible to specify a name for the executable file at the command line by using the syntax " -o outputfile", as shown in the following example: -</text:p>
      <text:p text:style-name="P17">gcc filename -o outputfile</text:p>
      <text:p text:style-name="P20">Again, you can run your program with "./outputfile". (the ./ is there to ensure to run the program for the current working directory.)</text:p>
      <text:p text:style-name="P20">Note: if you need to use functions from the math library (generally functions from math.h" such as sin or sqrt), then you need to explicitly ask it to link with that library with the "-1" flag and the library "m":</text:p>
      <text:p text:style-name="P17">gcc filename -o outputfile -lm</text:p>
      <text:p text:style-name="P28">Program 1</text:p>
      <text:p text:style-name="P8"><text:bookmark-start text:name="_Hlk179867238"/>// Write a C program 'sum.c' to add two numbers. Read the input from Standard Input and write output to Standard output<text:bookmark-end text:name="_Hlk179867238"/></text:p>
      <text:p text:style-name="P8">#include&lt;stdio.h&gt;</text:p>
      <text:p text:style-name="P8">void main()</text:p>
      <text:p text:style-name="P8">{</text:p>
      <text:p text:style-name="P8"><text:soft-page-break/>int a,b,sum;</text:p>
      <text:p text:style-name="P8">printf("enter num 1:\n");</text:p>
      <text:p text:style-name="P8">scanf("%d",&amp;a);</text:p>
      <text:p text:style-name="P8">printf("enter num 2:\n");</text:p>
      <text:p text:style-name="P8">scanf("%d",&amp;b);</text:p>
      <text:p text:style-name="P8">sum=a+b;</text:p>
      <text:p text:style-name="P8">printf("sum of %d and %d is %d\n",a,b,sum);</text:p>
      <text:p text:style-name="P8">}</text:p>
      <text:p text:style-name="P28">Output</text:p>
      <text:p text:style-name="P26">mits@mits-H610M-H-V2-DDR4:~/gokul ds$ gcc sum.c</text:p>
      <text:p text:style-name="P26">mits@mits-H610M-H-V2-DDR4:~/gokul ds$ ./a.out</text:p>
      <text:p text:style-name="P26">enter num 1:</text:p>
      <text:p text:style-name="P26">40</text:p>
      <text:p text:style-name="P26">enter num 2:</text:p>
      <text:p text:style-name="P26">20</text:p>
      <text:p text:style-name="P26">sum of 40 and 20 is 60</text:p>
      <text:p text:style-name="P31">Important Options in GCC</text:p>
      <text:p text:style-name="P4">Option: -o</text:p>
      <text:p text:style-name="P21">To write and build output to output file.</text:p>
      <text:p text:style-name="P29">Output</text:p>
      <text:p text:style-name="P9"><text:span text:style-name="T3">mits@mits-H610M-H-V2-DDR4:~/gokul ds$ gcc sum.c -o sum_out</text:span></text:p>
      <text:p text:style-name="P6"/>
      <text:p text:style-name="P6">Here, GCC compiles the sum.c file and generates an executable named sum_out.</text:p>
      <text:p text:style-name="P6"/>
      <text:p text:style-name="P6">mits@mits-H610M-H-V2-DDR4:~/gokul ds$ ./sum_out</text:p>
      <text:p text:style-name="P6">enter num 1:</text:p>
      <text:p text:style-name="P6">40</text:p>
      <text:p text:style-name="P6">enter num 2:</text:p>
      <text:p text:style-name="P6">20</text:p>
      <text:p text:style-name="P6">sum of 40 and 20 is 60</text:p>
      <text:p text:style-name="P4"><text:soft-page-break/></text:p>
      <text:p text:style-name="P19">Program-2</text:p>
      <text:p text:style-name="P4">// Create a header file module.h, create a program with that header file as module.c and create a program sample.c that link above two files</text:p>
      <text:p text:style-name="P4"/>
      <text:p text:style-name="P4">Important Options in GCC</text:p>
      <text:p text:style-name="P4">Option: -c</text:p>
      <text:p text:style-name="P21">To compile source files to object files without linking.</text:p>
      <text:p text:style-name="P29">Output</text:p>
      <text:p text:style-name="P21">mits@mits:~/Desktop/S1MCA/ADS_lab$ gcc -c sum.c</text:p>
      <text:p text:style-name="P24">This will generate an object file sum.o that can be linked separately.</text:p>
      <text:p text:style-name="P5"/>
      <text:p text:style-name="P5"/>
      <text:p text:style-name="P5">Option: -D</text:p>
      <text:p text:style-name="P21">To define a preprocessor macro.</text:p>
      <text:p text:style-name="P29">Output</text:p>
      <text:p text:style-name="P21">mits@mits:~/Desktop/S1MCA/ADS_lab$ gcc -D debug=1 sum.c</text:p>
      <text:p text:style-name="P23">This defines the macro ‘DEBUG’ with the value 1, which can be used in the source code.</text:p>
      <text:p text:style-name="P4">Option: -l</text:p>
      <text:p text:style-name="P21">To include a directory of header files.</text:p>
      <text:p text:style-name="P29">Output</text:p>
      <text:p text:style-name="P21">mits@mits:~/Desktop/S1MCA/ADS_lab$ gcc -o sum.c sum_out.c -lm</text:p>
      <text:p text:style-name="P24">Here, the -lm option links the math library (libm) with the sum.c.</text:p>
      <text:p text:style-name="P4">Option: -I</text:p>
      <text:p text:style-name="P21"><text:soft-page-break/>To look in a directory for library files.</text:p>
      <text:p text:style-name="P29">Output</text:p>
      <text:p text:style-name="P21">mits@mits:~/Desktop/S1MCA/ADS_lab$ gcc -o sum.c sum_out.c -I./ads_lab</text:p>
      <text:p text:style-name="P24">This tells GCC to look for header files in the ads_lab directory.</text:p>
      <text:p text:style-name="P4">Option: -g</text:p>
      <text:p text:style-name="P21">To debug the program using GDB.</text:p>
      <text:p text:style-name="P29">Output</text:p>
      <text:p text:style-name="P21">mits@mits:~/Desktop/S1MCA/ADS_lab$ gcc -g sum.c -o sum_out</text:p>
      <text:p text:style-name="P21">This compiles sum.c with debug information, enabling you to debug the resulting executable.</text:p>
      <text:p text:style-name="P4">Option: -O</text:p>
      <text:p text:style-name="P21">To optimize for code size and execution time.</text:p>
      <text:p text:style-name="P30">Output</text:p>
      <text:p text:style-name="P21">mits@mits:~/Desktop/S1MCA/ADS_lab$ gcc -O3 -o my_pgm sum.c</text:p>
      <text:p text:style-name="P21">This compiles sum.c with a high level of optimization.</text:p>
      <text:p text:style-name="P4">Option: -pg</text:p>
      <text:p text:style-name="P21">To enable code profiling.</text:p>
      <text:p text:style-name="P30">Output</text:p>
      <text:p text:style-name="P21">mits@mits:~/Desktop/S1MCA/ADS_lab$ gcc -pg -o my_pgm sum.c</text:p>
      <text:p text:style-name="P9"><text:span text:style-name="T3">This compiles source.c with profiling support, allowing you to use profilers like gprof.</text:span><text:span text:style-name="T2"> </text:span></text:p>
      <text:p text:style-name="P4">Option: -save-temps</text:p>
      <text:p text:style-name="P21">To save temporary files generated during program execution.</text:p>
      <text:p text:style-name="P30">Output</text:p>
      <text:p text:style-name="P21"><text:soft-page-break/>mits@mits:~/Desktop/S1MCA/ADS_lab$ gcc -save-temps -o my_pgm sum.c</text:p>
      <text:p text:style-name="P23">This will generate intermediate files, like sum.i (pre-processed source) and sum.s (assembly code), in addition to the final executable.</text:p>
      <text:p text:style-name="P7"/>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IN"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font-name="Times New Roman" fo:font-size="12pt" style:font-name-asian="Times New Roman1" style:font-size-asian="12pt" style:font-name-complex="Times New Roman1" style:font-size-complex="12pt"/>
    </style:style>
    <style:style style:name="MP2"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MP3"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MP4"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MT1" style:family="text">
      <style:text-properties fo:color="#000000" loext:opacity="100%"/>
    </style:style>
    <style:page-layout style:name="Mpm1">
      <style:page-layout-properties fo:page-width="21.001cm" fo:page-height="29.7cm" style:num-format="1" style:print-orientation="portrait" fo:margin-top="1.249cm" fo:margin-bottom="1.199cm" fo:margin-left="2.54cm" fo:margin-right="2.54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341cm" fo:margin-left="0cm" fo:margin-right="0cm" fo:margin-top="1.24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MCA135 DS Lab<text:tab/><text:tab/>S1 MCA (2024-26 Batch)</text:p>
        <text:p text:style-name="MP2"/>
      </style:header>
      <style:footer>
        <text:p text:style-name="MP3"/>
        <text:p text:style-name="MP4"><text:span text:style-name="MT1">Dept. of Computer Applications<text:tab/></text:span><text:span text:style-name="MT1"><text:page-number text:select-page="current">6</text:page-number></text:span><text:span text:style-name="MT1"><text:tab/>MITS</text:span></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01:14:00</meta:creation-date>
    <meta:initial-creator>ACER</meta:initial-creator>
    <dc:language>en-IN</dc:language>
    <dc:date>2024-10-15T15:42:53.446812161</dc:date>
    <meta:editing-cycles>5</meta:editing-cycles>
    <meta:editing-duration>PT24M49S</meta:editing-duration>
    <meta:generator>LibreOffice/7.3.7.2$Linux_X86_64 LibreOffice_project/30$Build-2</meta:generator>
    <meta:document-statistic meta:table-count="0" meta:image-count="0" meta:object-count="0" meta:page-count="6" meta:paragraph-count="90" meta:word-count="606" meta:character-count="3801" meta:non-whitespace-character-count="3276"/>
    <meta:user-defined meta:name="AppVersion">15.0000</meta:user-defined>
    <meta:template xlink:type="simple" xlink:actuate="onRequest" xlink:title="Normal.dotm" xlink:href=""/>
  </office:meta>
</office:document-meta>
</file>